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2.2811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1.828in"/>
    </style:style>
    <style:style style:name="co7" style:family="table-column">
      <style:table-column-properties fo:break-before="auto" style:column-width="0.73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992in"/>
    </style:style>
    <style:style style:name="co10" style:family="table-column">
      <style:table-column-properties fo:break-before="auto" style:column-width="1.9516in"/>
    </style:style>
    <style:style style:name="co11" style:family="table-column">
      <style:table-column-properties fo:break-before="auto" style:column-width="1.7937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2.0382in"/>
    </style:style>
    <style:style style:name="co14" style:family="table-column">
      <style:table-column-properties fo:break-before="auto" style:column-width="2.2654in"/>
    </style:style>
    <style:style style:name="co15" style:family="table-column">
      <style:table-column-properties fo:break-before="auto" style:column-width="1.5717in"/>
    </style:style>
    <style:style style:name="co16" style:family="table-column">
      <style:table-column-properties fo:break-before="auto" style:column-width="1.4244in"/>
    </style:style>
    <style:style style:name="co17" style:family="table-column">
      <style:table-column-properties fo:break-before="auto" style:column-width="0.7252in"/>
    </style:style>
    <style:style style:name="co18" style:family="table-column">
      <style:table-column-properties fo:break-before="auto" style:column-width="2.0854in"/>
    </style:style>
    <style:style style:name="co19" style:family="table-column">
      <style:table-column-properties fo:break-before="auto" style:column-width="0.772in"/>
    </style:style>
    <style:style style:name="co20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81d41a"/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37"/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vo’s Lamentation</text:p>
          </table:table-cell>
          <table:table-cell office:value-type="string" calcext:value-type="string">
            <text:p>300 In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ke 5 People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150 Hollowme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adle’s Cutlass</text:p>
          </table:table-cell>
          <table:table-cell office:value-type="string" calcext:value-type="string">
            <text:p>150 Daytime Kil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 30 Que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nna’s Kebab</text:p>
          </table:table-cell>
          <table:table-cell office:value-type="string" calcext:value-type="string">
            <text:p>Kick 50 Chicke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 200 enemies with fire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 increase fa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r. Stabby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0 decrease mor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 5 to w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ly Sharp Pair of Scissors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huma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hardborne</text:p>
          </table:table-cell>
          <table:table-cell office:value-type="string" calcext:value-type="string">
            <text:p>700 de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 daytime kil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ag 5 to w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imquick</text:p>
          </table:table-cell>
          <table:table-cell office:value-type="string" calcext:value-type="string">
            <text:p>100 increase f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end 8000 gold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150 ugly enemie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ouldrinker</text:p>
          </table:table-cell>
          <table:table-cell office:value-type="string" calcext:value-type="string">
            <text:p>700 de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l 100 Auroran enem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 evil express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Casanova</text:p>
          </table:table-cell>
          <table:table-cell office:value-type="string" calcext:value-type="string">
            <text:p>Befriend 10 villa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 150 Ugly Enem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ke 5 Love Yo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he Channeler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nd 8000 gold</text:p>
          </table:table-cell>
          <table:table-cell office:value-type="string" calcext:value-type="string">
            <text:p>Unchaged</text:p>
          </table:table-cell>
          <table:table-cell office:value-type="string" calcext:value-type="string">
            <text:p>Kill 100 enemies with Blades Spel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e Inquisitor</text:p>
          </table:table-cell>
          <table:table-cell office:value-type="string" calcext:value-type="string">
            <text:p>Spend 3000 Gold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150 Villagers or Guard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he Love Sword</text:p>
          </table:table-cell>
          <table:table-cell office:value-type="string" calcext:value-type="string">
            <text:p>Have 3 children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Have sex with women 10 ti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5 Love Yo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Merchant’s Bodyguard</text:p>
          </table:table-cell>
          <table:table-cell office:value-type="string" calcext:value-type="string">
            <text:p>Spend 8000 Gold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150 Mercenar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 5 Gifts to Other Players</text:p>
          </table:table-cell>
          <table:table-cell table:style-name="ce7" office:value-type="string" calcext:value-type="string">
            <text:p>Spend 10 gold</text:p>
          </table:table-cell>
          <table:table-cell table:style-name="ce13" office:value-type="string" calcext:value-type="string">
            <text:p>Bonus 3 changed from +20% multiplayer to heal on hit</text:p>
          </table:table-cell>
        </table:table-row>
        <table:table-row table:style-name="ro1">
          <table:table-cell office:value-type="string" calcext:value-type="string">
            <text:p>The Splade</text:p>
          </table:table-cell>
          <table:table-cell office:value-type="string" calcext:value-type="string">
            <text:p>Dig 30 tim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ll 150 hum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50 no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 Swinging Sword</text:p>
          </table:table-cell>
          <table:table-cell office:value-type="string" calcext:value-type="string">
            <text:p>Have sex with men 10 times</text:p>
          </table:table-cell>
          <table:table-cell table:style-name="ce3" office:value-type="string" calcext:value-type="string">
            <text:p>0/4</text:p>
          </table:table-cell>
          <table:table-cell office:value-type="string" calcext:value-type="string">
            <text:p>Have sex with women 10 ti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ve an orgy with 4 oth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undaraga</text:p>
          </table:table-cell>
          <table:table-cell office:value-type="string" calcext:value-type="string">
            <text:p>Hit enemies with 150 flourish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0 In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l 200 enemies with lighting spell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Developer typo for challenge 3 changed from fire to the correct shock</text:p>
          </table:table-cell>
        </table:table-row>
        <table:table-row table:style-name="ro1">
          <table:table-cell office:value-type="string" calcext:value-type="string">
            <text:p>Thunderblade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150 enemies with lightning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50 wolves or balvarin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ll 50 enemies during the day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Hammer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  <table:table-cell/>
        </table:table-row>
        <table:table-row table:style-name="ro1">
          <table:table-cell office:value-type="string" calcext:value-type="string">
            <text:p>Aurora’s Shield</text:p>
          </table:table-cell>
          <table:table-cell office:value-type="string" calcext:value-type="string">
            <text:p>Kill 30 Auroran enemie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Drag 5 criminals to j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5 love yo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odstone Bludgeon</text:p>
          </table:table-cell>
          <table:table-cell office:value-type="string" calcext:value-type="string">
            <text:p>Decrease Moral Standing 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ke 5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8 villagers to w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agonbone Hammer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150 enemies with fire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ag 5 villagers to w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erie Hammer of the Moon King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ke 5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mmer of the Whale</text:p>
          </table:table-cell>
          <table:table-cell office:value-type="string" calcext:value-type="string">
            <text:p>Kill 200 enemies with fire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0 decrease mor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ll 25 large enemi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mmer of Wilmageddon</text:p>
          </table:table-cell>
          <table:table-cell office:value-type="string" calcext:value-type="string">
            <text:p>Kill 100 enemies with fire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150 enemies with lightning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150 Hollowme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ack’s Hammer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300 shado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100 villagers or guards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string" calcext:value-type="string">
            <text:p>Lunarium Pounder</text:p>
          </table:table-cell>
          <table:table-cell office:value-type="string" calcext:value-type="string">
            <text:p>150 Nightime kil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100 wolves or balvarine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llet’s Mallet</text:p>
          </table:table-cell>
          <table:table-cell office:value-type="string" calcext:value-type="string">
            <text:p>Smash 40 cra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l 150 short enem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friend 10 villag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ythe’s Warhammer</text:p>
          </table:table-cell>
          <table:table-cell office:value-type="string" calcext:value-type="string">
            <text:p>Kill 150 evil enem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150 enemies with lightning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rrow’s Fist</text:p>
          </table:table-cell>
          <table:table-cell office:value-type="string" calcext:value-type="string">
            <text:p>Kill 5 who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an orgy with 4 oth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nnar’s Glory</text:p>
          </table:table-cell>
          <table:table-cell office:value-type="string" calcext:value-type="string">
            <text:p>Kill 30 Auroran enemie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Drag 5 criminals to j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150 enemies with flourish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he Absolver</text:p>
          </table:table-cell>
          <table:table-cell office:value-type="string" calcext:value-type="string">
            <text:p>100 increase f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friend 10 villa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 150 evil enemie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he Champion</text:p>
          </table:table-cell>
          <table:table-cell office:value-type="string" calcext:value-type="string">
            <text:p>Make 5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 in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he Tenderizer</text:p>
          </table:table-cell>
          <table:table-cell office:value-type="string" calcext:value-type="string">
            <text:p>Kill 3 spo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he Typo</text:p>
          </table:table-cell>
          <table:table-cell office:value-type="string" calcext:value-type="string">
            <text:p>Make 5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friend 10 villa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 flourish kill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ollblight</text:p>
          </table:table-cell>
          <table:table-cell office:value-type="string" calcext:value-type="string">
            <text:p>Kill 10 large enemies with flour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 150 enemies with fire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/>
        </table:table-row>
      </table:table>
      <table:table table:name="Pistols" table:style-name="ta1"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</table:table-row>
        <table:table-row table:style-name="ro1">
          <table:table-cell office:value-type="string" calcext:value-type="string">
            <text:p>Bloodcraver</text:p>
          </table:table-cell>
          <table:table-cell office:value-type="string" calcext:value-type="string">
            <text:p>Kill 5 who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50 humans with flour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150 villagers or guard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ar’s Blaster</text:p>
          </table:table-cell>
          <table:table-cell office:value-type="string" calcext:value-type="string">
            <text:p>Make 10000 gold from job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150 m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ckenbane</text:p>
          </table:table-cell>
          <table:table-cell office:value-type="string" calcext:value-type="string">
            <text:p>Kick 20 chicke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 30 tim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ad Ned’s Revolver</text:p>
          </table:table-cell>
          <table:table-cell office:value-type="string" calcext:value-type="string">
            <text:p>Dig 30 tim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t enemies with 200 flourish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ll 40 no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Fury</text:p>
          </table:table-cell>
          <table:table-cell office:value-type="string" calcext:value-type="string">
            <text:p>Kill 30 auroran enemie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150 enemies during the 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150 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ragonstomper .48</text:p>
          </table:table-cell>
          <table:table-cell office:value-type="string" calcext:value-type="string">
            <text:p>Kill 40 no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50 enemies with flour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rn 10000 gold from jobs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string" calcext:value-type="string">
            <text:p>Kill 200 enemies with lightning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ke 5 villagers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d 12000 gold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Gnomewrecker</text:p>
          </table:table-cell>
          <table:table-cell office:value-type="string" calcext:value-type="string">
            <text:p>Kill 150 short enem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Kill 50 enemies with flourish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ly Vengeance</text:p>
          </table:table-cell>
          <table:table-cell office:value-type="string" calcext:value-type="string">
            <text:p>300 in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ag 5 criminals to j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150 evil enemi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e Ice Maiden</text:p>
          </table:table-cell>
          <table:table-cell office:value-type="string" calcext:value-type="string">
            <text:p>Kill 150 m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Have sex with men 15 times</text:p>
          </table:table-cell>
          <table:table-cell table:style-name="ce3" office:value-type="string" calcext:value-type="string">
            <text:p>0/4</text:p>
          </table:table-cell>
        </table:table-row>
        <table:table-row table:style-name="ro1">
          <table:table-cell office:value-type="string" calcext:value-type="string">
            <text:p>Mirian’s Mutilator</text:p>
          </table:table-cell>
          <table:table-cell office:value-type="string" calcext:value-type="string">
            <text:p>Kill 5 who love you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Make 5 villagers love you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Get married 5 times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Reaver Industries Perforator</text:p>
          </table:table-cell>
          <table:table-cell office:value-type="string" calcext:value-type="string">
            <text:p>700 decrease mor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end 10000 gold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Have an orgy with 4 other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 Killer Shooter</text:p>
          </table:table-cell>
          <table:table-cell office:value-type="string" calcext:value-type="string">
            <text:p>Kill 150 enemies at nig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nd 10000 gold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Have an orgy with 4 other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Barnumificator</text:p>
          </table:table-cell>
          <table:table-cell office:value-type="string" calcext:value-type="string">
            <text:p>Earn 10,000 gold from job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Become friends with 10 villa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 5 gifts to other players</text:p>
          </table:table-cell>
          <table:table-cell table:style-name="ce7" office:value-type="string" calcext:value-type="string">
            <text:p>Spend 10 gold</text:p>
          </table:table-cell>
        </table:table-row>
        <table:table-row table:style-name="ro1">
          <table:table-cell office:value-type="string" calcext:value-type="string">
            <text:p>The Black Dragon</text:p>
          </table:table-cell>
          <table:table-cell office:value-type="string" calcext:value-type="string">
            <text:p>Hit Enemies with 300 flourish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ll 200 enemies at nig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ore 550 at the mercenary shooting rang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he Bonesmasher</text:p>
          </table:table-cell>
          <table:table-cell office:value-type="string" calcext:value-type="string">
            <text:p>Kill 150 Hollow M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250 enemies in the day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t 200 enemies with a flourish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Rif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18" table:default-cell-style-name="ce1"/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Augment 1 Original</text:p>
          </table:table-cell>
          <table:table-cell office:value-type="string" calcext:value-type="string">
            <text:p>Augment 1 New</text:p>
          </table:table-cell>
          <table:table-cell office:value-type="string" calcext:value-type="string">
            <text:p>Augment 2 Original</text:p>
          </table:table-cell>
          <table:table-cell office:value-type="string" calcext:value-type="string">
            <text:p>Augment 2 New</text:p>
          </table:table-cell>
          <table:table-cell office:value-type="string" calcext:value-type="string">
            <text:p>Augment 3 Original </text:p>
          </table:table-cell>
          <table:table-cell office:value-type="string" calcext:value-type="string">
            <text:p>Augment 3 New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kwright's Flintlock</text:p>
          </table:table-cell>
          <table:table-cell office:value-type="string" calcext:value-type="string">
            <text:p>Befriend 10 villa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nd 10000 gold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40 nobl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ender of the Faith </text:p>
          </table:table-cell>
          <table:table-cell office:value-type="string" calcext:value-type="string">
            <text:p>Marry 1 time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150 enemies during the 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l 50 enemies with flourishes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ty Harriet </text:p>
          </table:table-cell>
          <table:table-cell office:value-type="string" calcext:value-type="string">
            <text:p>Drag 10 criminals to jai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ill 150 humans enemies with flour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0 increase morality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qualiser </text:p>
          </table:table-cell>
          <table:table-cell office:value-type="string" calcext:value-type="string">
            <text:p>Kill 150 mercenar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ag 5 criminals to j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 nightime kill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melter </text:p>
          </table:table-cell>
          <table:table-cell office:value-type="string" calcext:value-type="string">
            <text:p>Kill 10 large enemies with flour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l 150 enemies with fire spe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0 decrease morality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sket's Musket </text:p>
          </table:table-cell>
          <table:table-cell office:value-type="string" calcext:value-type="string">
            <text:p>Kill 300 human enem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arn 10000 gold from job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300 decrease morality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Hero's Companion </text:p>
          </table:table-cell>
          <table:table-cell office:value-type="string" calcext:value-type="string">
            <text:p>Have 2 children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Give 5 gifts to other players</text:p>
          </table:table-cell>
          <table:table-cell table:style-name="ce13" office:value-type="string" calcext:value-type="string">
            <text:p>Spend 10 gold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onus 1 changed from +20% multiplayer to heal on h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Marksman 500</text:p>
          </table:table-cell>
          <table:table-cell table:style-name="ce2" office:value-type="string" calcext:value-type="string">
            <text:p>Kill 50 human enemies with flourishe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 100 auroran enemies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core 350 at the mercenary shooting range. 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oney Shot </text:p>
          </table:table-cell>
          <table:table-cell office:value-type="string" calcext:value-type="string">
            <text:p>Earn 20000 gold from jobs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Make 7 villagers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d 20000 gold</text:p>
          </table:table-cell>
          <table:table-cell office:value-type="string" calcext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' Malice </text:p>
          </table:table-cell>
          <table:table-cell office:value-type="string" calcext:value-type="string">
            <text:p>Smash 50 cra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ck 20 chicke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 100 enemies with fire spell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andgoose</text:p>
          </table:table-cell>
          <table:table-cell office:value-type="string" calcext:value-type="string">
            <text:p>50 evil expressions</text:p>
          </table:table-cell>
          <table:table-cell office:value-type="string" calcext:value-type="string">
            <text:p>1 evil expression</text:p>
          </table:table-cell>
          <table:table-cell office:value-type="string" calcext:value-type="string">
            <text:p>Complete 10 que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friend 10 villagers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ttershot</text:p>
          </table:table-cell>
          <table:table-cell office:value-type="string" calcext:value-type="string">
            <text:p>Hit enemies with 200 flourish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ll 10 large enemies with flour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 5 gifts to other players</text:p>
          </table:table-cell>
          <table:table-cell table:style-name="ce13" office:value-type="string" calcext:value-type="string">
            <text:p>Spend 10 gold</text:p>
          </table:table-cell>
          <table:table-cell table:style-name="ce13" office:value-type="string" calcext:value-type="string">
            <text:p>Bonus 3 changed from +20% multiplayer to heal on h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Shrieking Pilgrim </text:p>
          </table:table-cell>
          <table:table-cell office:value-type="string" calcext:value-type="string">
            <text:p>300 increase moral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ke 5 villagers love 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150 hollow men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mon’s Shotgun</text:p>
          </table:table-cell>
          <table:table-cell office:value-type="string" calcext:value-type="string">
            <text:p>100 increase f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 30 tim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ore 2000 at Mouringwood Fort Mortar</text:p>
          </table:table-cell>
          <table:table-cell office:value-type="string" calcext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orm's Justice </text:p>
          </table:table-cell>
          <table:table-cell office:value-type="string" calcext:value-type="string">
            <text:p>700 decrease mor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 5 villagers to 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 3 spous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ft Irregular </text:p>
          </table:table-cell>
          <table:table-cell office:value-type="string" calcext:value-type="string">
            <text:p>Kill 150 hollow m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ore 2000 at the Mourningwood Fort mortar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Kill 150 mercenaries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21:34:11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0:52:31.547000000</meta:creation-date>
    <dc:date>2021-03-26T22:13:47.293000000</dc:date>
    <meta:editing-duration>PT6H52M49S</meta:editing-duration>
    <meta:editing-cycles>384</meta:editing-cycles>
    <meta:generator>LibreOffice/7.0.4.2$Windows_X86_64 LibreOffice_project/dcf040e67528d9187c66b2379df5ea4407429775</meta:generator>
    <meta:document-statistic meta:table-count="4" meta:cell-count="503" meta:object-count="0"/>
  </office:meta>
</office:document-meta>
</file>